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text-position="sub 8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ex_1</text:p>
          </table:table-cell>
          <table:table-cell table:style-name="ce1" office:value-type="string" calcext:value-type="string">
            <text:p>ex_2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Description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No. of CPU’s</text:p>
          </table:table-cell>
          <table:table-cell table:style-name="ce2" table:formula="of:=4" office:value-type="float" office:value="4" calcext:value-type="float">
            <text:p>4</text:p>
          </table:table-cell>
          <table:table-cell table:style-name="ce2" table:formula="of:=4"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 Total</text:p>
          </table:table-cell>
          <table:table-cell table:style-name="ce2" table:formula="of:= 11.961520974" office:value-type="float" office:value="11.961520974" calcext:value-type="float">
            <text:p>11.961520974</text:p>
          </table:table-cell>
          <table:table-cell table:style-name="ce2" table:formula="of:=5.688644665" office:value-type="float" office:value="5.688644665" calcext:value-type="float">
            <text:p>5.688644665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 parallel</text:p>
          </table:table-cell>
          <table:table-cell table:style-name="ce2" table:formula="of:=10.579756236+ 0.000200512" office:value-type="float" office:value="10.579956748" calcext:value-type="float">
            <text:p>10.579956748</text:p>
          </table:table-cell>
          <table:table-cell table:style-name="ce2" table:formula="of:=4.311340289+ 0.000157518" office:value-type="float" office:value="4.311497807" calcext:value-type="float">
            <text:p>4.311497807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ime sequent</text:p>
          </table:table-cell>
          <table:table-cell table:style-name="ce2" table:formula="of:= 1.24882839+ 0.13273563" office:value-type="float" office:value="1.38156402" calcext:value-type="float">
            <text:p>1.38156402</text:p>
          </table:table-cell>
          <table:table-cell table:style-name="ce2" table:formula="of:= 1.227753986 + 0.149392673" office:value-type="float" office:value="1.377146659" calcext:value-type="float">
            <text:p>1.377146659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F<text:span text:style-name="T1">par</text:span></text:p>
          </table:table-cell>
          <table:table-cell table:style-name="ce2" table:formula="of:=[.E16]/[.E15]" office:value-type="float" office:value="0.130583144421755" calcext:value-type="float">
            <text:p>0.130583144421755</text:p>
          </table:table-cell>
          <table:table-cell table:style-name="ce2" table:formula="of:=[.F16]/[.F15]" office:value-type="float" office:value="0.319412584824724" calcext:value-type="float">
            <text:p>0.319412584824724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F<text:span text:style-name="T1">ser</text:span></text:p>
          </table:table-cell>
          <table:table-cell table:style-name="ce2" table:formula="of:=1-[.E17]" office:value-type="float" office:value="0.869416855578246" calcext:value-type="float">
            <text:p>0.869416855578246</text:p>
          </table:table-cell>
          <table:table-cell table:style-name="ce2" table:formula="of:=1-[.F17]" office:value-type="float" office:value="0.680587415175276" calcext:value-type="float">
            <text:p>0.68058741517527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Max<text:span text:style-name="T1">speedup</text:span></text:p>
          </table:table-cell>
          <table:table-cell table:style-name="ce2" table:formula="of:=[.E14]/([.E16]+([.E15]/[.E13]))" office:value-type="float" office:value="2.97066010532417" calcext:value-type="float">
            <text:p>2.97066010532417</text:p>
          </table:table-cell>
          <table:table-cell table:style-name="ce2" table:formula="of:=[.F14]/([.F16]+([.F15]/[.F13]))" office:value-type="float" office:value="2.31714694431371" calcext:value-type="float">
            <text:p>2.31714694431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10:31:26.721722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5T23:05:21.379081542</meta:creation-date>
    <dc:date>2023-11-26T12:41:13.189839574</dc:date>
    <meta:editing-duration>PT4H6M37S</meta:editing-duration>
    <meta:editing-cycles>2</meta:editing-cycles>
    <meta:generator>LibreOffice/7.5.8.2$Linux_X86_64 LibreOffice_project/50$Build-2</meta:generator>
    <meta:document-statistic meta:table-count="1" meta:cell-count="24" meta:object-count="0"/>
  </office:meta>
</office:document-meta>
</file>